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master-page-name="Standard">
      <style:paragraph-properties fo:text-align="justify" style:justify-single-word="false" style:page-number="auto"/>
    </style:style>
    <style:style style:name="P4" style:family="paragraph" style:parent-style-name="List_20_Paragraph" style:list-style-name="WWNum1">
      <style:paragraph-properties fo:text-align="justify" style:justify-single-word="false"/>
    </style:style>
    <style:style style:name="P5" style:family="paragraph" style:parent-style-name="List_20_Paragraph" style:list-style-name="WWNum2">
      <style:paragraph-properties fo:text-align="justify" style:justify-single-word="false"/>
    </style:style>
    <style:style style:name="P6" style:family="paragraph" style:parent-style-name="List_20_Paragraph" style:list-style-name="WWNum3">
      <style:paragraph-properties fo:text-align="justify" style:justify-single-word="false"/>
    </style:style>
    <style:style style:name="P7" style:family="paragraph" style:parent-style-name="List_20_Paragraph" style:list-style-name="WWNum4">
      <style:paragraph-properties fo:text-align="justify" style:justify-single-word="false"/>
    </style:style>
    <style:style style:name="T1" style:family="text">
      <style:text-properties fo:font-size="18pt" style:font-size-asian="18pt" style:font-size-complex="18pt"/>
    </style:style>
    <style:style style:name="T2" style:family="text">
      <style:text-properties fo:font-size="14pt" style:font-size-asian="14pt"/>
    </style:style>
    <style:style style:name="T3"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AHIER DES CHARGES</text:span></text:p>
      <text:p text:style-name="P2"/>
      <text:p text:style-name="P1"><text:span text:style-name="T3">Résumé du projet</text:span></text:p>
      <text:p text:style-name="P1"><text:tab/>Ce projet a pour but de créer un site web pour une association permettant de réduire la fracture numérique en Afrique subsaharienne. Il sera dédié aux étudiants en difficulté pour les aider à trouver un stage ou un emploi dans une entreprise partenaire, après avoir suivi une ou plusieurs formation(s) avec des professeurs bénévoles.</text:p>
      <text:p text:style-name="P1"/>
      <text:p text:style-name="P1"><text:span text:style-name="T2">Fonctionnalités du site</text:span></text:p>
      <text:p text:style-name="P1"><text:tab/>Le site présentera différents onglets permettant de naviguer entre les différentes fonctionnalités du site :</text:p>
      <text:list xml:id="list9103172117336881759" text:style-name="WWNum1">
        <text:list-item>
          <text:p text:style-name="P4">Une page d’accueil qui introduit le site et explique brièvement son utilité</text:p>
        </text:list-item>
        <text:list-item>
          <text:p text:style-name="P4">Une page d’actualités</text:p>
        </text:list-item>
        <text:list-item>
          <text:p text:style-name="P4">Une page dédiée aux donations</text:p>
        </text:list-item>
        <text:list-item>
          <text:p text:style-name="P4">Une FAQ</text:p>
        </text:list-item>
        <text:list-item>
          <text:p text:style-name="P4">Une page dédiée aux conditions générales d’utilisation</text:p>
        </text:list-item>
        <text:list-item>
          <text:p text:style-name="P4">Une page listant les intitulés des formations proposées</text:p>
        </text:list-item>
        <text:list-item>
          <text:p text:style-name="P4">Une page affichant les partenaires de l’association</text:p>
        </text:list-item>
      </text:list>
      <text:p text:style-name="P1"><text:tab/>Le site proposera un système de compte. De fait, après s’être inscrite ou connectée, chaque personne profitera d’un accès spécifique à des fonctionnalités supplémentaires en fonction de son statut.</text:p>
      <text:p text:style-name="P1"><text:tab/>Si la personne connectée est un étudiant, elle pourra :</text:p>
      <text:list xml:id="list3818128508785758425" text:style-name="WWNum2">
        <text:list-item>
          <text:p text:style-name="P5">Consulter et modifier ou supprimer son profil personnel</text:p>
        </text:list-item>
        <text:list-item>
          <text:p text:style-name="P5">Consulter les détails des formations qui la concernent, et potentiellement candidater pour de nouvelles formations</text:p>
        </text:list-item>
        <text:list-item>
          <text:p text:style-name="P5">Consulter et/ou candidater pour des emplois/stages</text:p>
        </text:list-item>
      </text:list>
      <text:p text:style-name="P1"><text:tab/>Si la personne connectée représente une entreprise partenaire, elle pourra :</text:p>
      <text:list xml:id="list7651310000293226902" text:style-name="WWNum3">
        <text:list-item>
          <text:p text:style-name="P6">Consulter et modifier ou supprimer le profil de son entreprise</text:p>
        </text:list-item>
        <text:list-item>
          <text:p text:style-name="P6">Consulter aux détails de toutes les formations proposées </text:p>
        </text:list-item>
        <text:list-item>
          <text:p text:style-name="P6">Proposer et/ou supprimer des formations</text:p>
        </text:list-item>
        <text:list-item>
          <text:p text:style-name="P6">Proposer et/ou supprimer des stages/emplois</text:p>
        </text:list-item>
        <text:list-item>
          <text:p text:style-name="P6">Gérer les demandes des étudiants</text:p>
        </text:list-item>
      </text:list>
      <text:p text:style-name="P1"><text:soft-page-break/><text:s/><text:tab/>Enfin, si la personne connectée est un administrateur de l’association, elle pourra effectuer n’importe quelle action sur le site. C’est-à-dire :</text:p>
      <text:list xml:id="list4147612364201172046" text:style-name="WWNum4">
        <text:list-item>
          <text:p text:style-name="P7">Accéder à toutes les formations et leurs détails, et pouvoir ainsi les modifier, les supprimer ou en ajouter</text:p>
        </text:list-item>
        <text:list-item>
          <text:p text:style-name="P7">Gérer les inscriptions et candidatures des étudiants et entreprises</text:p>
        </text:list-item>
        <text:list-item>
          <text:p text:style-name="P7">Gérer si besoin les profils des utilisateurs </text:p>
        </text:list-item>
        <text:list-item>
          <text:p text:style-name="P7">Gérer les offres et demandes de formations, stages et emplois</text:p>
        </text:list-item>
        <text:list-item>
          <text:p text:style-name="P7">Gérer les actualités et autres fonctionnalités annexes du site</text:p>
        </text:list-item>
      </text:list>
      <text:p text:style-name="P1"/>
      <text:p text:style-name="P1"><text:span text:style-name="T2">Lien étudiants – entreprises</text:span></text:p>
      <text:p text:style-name="P1"><text:tab/>Le site ne permettra pas un lien direct entre les étudiants et les entreprises. Toute interaction se fera par l’intermédiaire de l’association. Par exemple, après qu’un étudiant ait choisi une formation ou un stage, c’est l’association qui se chargera de contacter l’entreprise concernée, pour ensuite faire un retour positif ou négatif à l’étudiant. De même, l’association se chargera de valider ou non les propositions de stage, de formation ou d’emploi faites par les entreprises partenaires.</text:p>
      <text:p text:style-name="P1"/>
      <text:p text:style-name="P1"><text:span text:style-name="T2">Exigences de travail</text:span></text:p>
      <text:p text:style-name="P1"><text:span text:style-name="T2"><text:tab/></text:span>Le site devra dans un premier temps être simple d’utilisation, clair et intuitif. Afin d’obtenir un rendu de qualité dans n’importe quel contexte, le site devra pouvoir s’adapter à tous les navigateurs, même les plus anciens (puisque nous nous situons dans un contexte de fracture numérique). Il devra également être responsive, pour s’adapter à tous types d’appareil (ordinateur, tablette, smartphone).</text:p>
      <text:p text:style-name="P1"><text:tab/>Les technologies utilisées seront HTML, CSS, <text:bookmark text:name="_GoBack"/>PHP, Javascript et la bibliothèque jQuery, Bootstrap et my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Alexandre PAP</meta:initial-creator>
    <dc:creator>Camille Idatte</dc:creator>
    <meta:editing-cycles>18</meta:editing-cycles>
    <meta:creation-date>2017-11-21T13:50:00</meta:creation-date>
    <dc:date>2017-12-29T18:29:04.87</dc:date>
    <meta:editing-duration>PT2M41S</meta:editing-duration>
    <meta:generator>OpenOffice/4.1.4$Win32 OpenOffice.org_project/414m5$Build-9788</meta:generator>
    <meta:document-statistic meta:table-count="0" meta:image-count="0" meta:object-count="0" meta:page-count="2" meta:paragraph-count="34" meta:word-count="485" meta:character-count="31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